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16.649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<text:s text:c="18"/>R20&lt;br /&gt;</text:p>
          </table:table-cell>
          <table:table-cell office:value-type="string">
            <text:p><text:s text:c="18"/>Argon Silicone Plug Starter Kit (600&amp;deg;F/315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F23&lt;br /&gt;</text:p>
          </table:table-cell>
          <table:table-cell office:value-type="string">
            <text:p><text:s text:c="18"/>Argon Silicone Flange Plug Starter Kit (600&amp;deg;F/315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S33&lt;br /&gt;</text:p>
          </table:table-cell>
          <table:table-cell office:value-type="string">
            <text:p><text:s text:c="18"/>Argon Silicone Pull-Plug Starter Kit (600&amp;deg;/315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T44&lt;br /&gt;</text:p>
          </table:table-cell>
          <table:table-cell office:value-type="string">
            <text:p><text:s text:c="18"/>Argon Green Neoprene Tapered Plug Starter Kit (275&amp;deg;F/135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U55&lt;br /&gt;</text:p>
          </table:table-cell>
          <table:table-cell office:value-type="string">
            <text:p><text:s text:c="18"/>Argon Black EPDM Tapered Plug Starter Kit (350&amp;deg;F/177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V77&lt;br /&gt;</text:p>
          </table:table-cell>
          <table:table-cell office:value-type="string">
            <text:p><text:s text:c="18"/>Argon EPDM Pull-Plug Starter Kit (315&amp;deg;F/157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C99&lt;br /&gt;</text:p>
          </table:table-cell>
          <table:table-cell office:value-type="string">
            <text:p><text:s text:c="18"/>Argon Cork Starter Kit (300&amp;deg;F/149&amp;deg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FLP&lt;br /&gt;</text:p>
          </table:table-cell>
          <table:table-cell office:value-type="string">
            <text:p><text:s text:c="18"/>Argon Silicone Flangeless Plug Starter Kit (600&amp;ordm;F/ 315&amp;ordm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AST&lt;br /&gt;</text:p>
          </table:table-cell>
          <table:table-cell office:value-type="string">
            <text:p><text:s text:c="18"/>Argon Silicone &amp;ldquo;Top Thread&amp;rdquo; starter kit (600&amp;ordm;F/ 315&amp;ordm;C)&lt;br /&gt;</text:p>
          </table:table-cell>
          <table:table-cell office:value-type="string">
            <text:p><text:s text:c="18"/>$42.00&lt;br /&gt;</text:p>
          </table:table-cell>
        </table:table-row>
        <table:table-row table:style-name="ro1">
          <table:table-cell office:value-type="string">
            <text:p><text:s text:c="18"/>CSINK</text:p>
          </table:table-cell>
          <table:table-cell office:value-type="string">
            <text:p><text:s text:c="18"/>Argon Silicone Countersink Starter Kit (600&amp;ordm;F/ 315&amp;ordm;C)</text:p>
          </table:table-cell>
          <table:table-cell office:value-type="string">
            <text:p><text:s text:c="18"/>$42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9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9:57:46.15</meta:creation-date>
    <dc:date>2017-09-15T09:58:47.91</dc:date>
    <dc:creator>Liam </dc:creator>
    <meta:editing-duration>PT1M1S</meta:editing-duration>
    <meta:editing-cycles>1</meta:editing-cycles>
    <meta:document-statistic meta:table-count="3" meta:cell-count="30" meta:object-count="0"/>
    <meta:generator>OpenOffice/4.1.0$Win32 OpenOffice.org_project/410m18$Build-9764</meta:generator>
  </office:meta>
</office:document-meta>
</file>